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E000000522E22201BAF3A5C3B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able_20_Contents">
      <style:text-properties fo:color="#336633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P2" style:family="paragraph" style:parent-style-name="Footer">
      <style:paragraph-properties fo:text-align="start" style:justify-single-word="false"/>
      <style:text-properties fo:color="#336633" loext:opacity="100%" style:font-name="Calibri" fo:font-size="10pt" fo:language="es" fo:country="ES" officeooo:paragraph-rsid="001e2e5f" style:font-size-asian="10pt" style:font-size-complex="10pt"/>
    </style:style>
    <style:style style:name="P3" style:family="paragraph" style:parent-style-name="Table_20_Contents">
      <style:text-properties style:font-name="Calibri" fo:language="es" fo:country="ES" officeooo:paragraph-rsid="001ce776"/>
    </style:style>
    <style:style style:name="P4" style:family="paragraph" style:parent-style-name="Table_20_Contents">
      <style:text-properties style:font-name="Calibri" fo:language="es" fo:country="ES" officeooo:rsid="001ce776" officeooo:paragraph-rsid="001ce776"/>
    </style:style>
    <style:style style:name="P5" style:family="paragraph" style:parent-style-name="Table_20_Contents">
      <style:text-properties style:font-name="Calibri" fo:language="es" fo:country="ES" officeooo:rsid="00218e9a" officeooo:paragraph-rsid="001ce776"/>
    </style:style>
    <style:style style:name="P6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c9211e" loext:opacity="100%" style:font-name="Calibri" fo:font-size="10pt" fo:language="es" fo:country="ES" officeooo:rsid="001b9de4" officeooo:paragraph-rsid="001e2e5f" style:font-size-asian="10pt" style:font-size-complex="10pt"/>
    </style:style>
    <style:style style:name="P8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1e2e5f" style:font-size-asian="10pt" style:font-size-complex="10pt"/>
    </style:style>
    <style:style style:name="P9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2aacaa" style:font-size-asian="10pt" style:font-size-complex="10pt"/>
    </style:style>
    <style:style style:name="P10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style:font-size-asian="10pt" style:font-size-complex="10pt"/>
    </style:style>
    <style:style style:name="P11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2aacaa" style:font-size-asian="10pt" style:font-size-complex="10pt"/>
    </style:style>
    <style:style style:name="P12" style:family="paragraph" style:parent-style-name="Standard">
      <style:text-properties fo:color="#000000" loext:opacity="100%" style:font-name="Calibri" fo:font-size="10pt" fo:language="es" fo:country="ES" style:text-underline-style="none" officeooo:rsid="001ccad3" officeooo:paragraph-rsid="001e2e5f" style:font-size-asian="10pt" style:font-size-complex="10pt"/>
    </style:style>
    <style:style style:name="P13" style:family="paragraph" style:parent-style-name="Standard">
      <style:text-properties fo:color="#000000" loext:opacity="100%" style:font-name="Calibri" fo:font-size="10pt" fo:language="es" fo:country="ES" style:text-underline-style="none" officeooo:rsid="001ccad3" officeooo:paragraph-rsid="0020b36f" style:font-size-asian="10pt" style:font-size-complex="10pt"/>
    </style:style>
    <style:style style:name="P14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fo:background-color="#ffff00" style:font-size-asian="10pt" style:font-size-complex="10pt"/>
    </style:style>
    <style:style style:name="P15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1e2e5f" fo:background-color="#ffff00" style:font-size-asian="10pt" style:font-size-complex="10pt"/>
    </style:style>
    <style:style style:name="P16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fo:background-color="#b4c7dc" style:font-size-asian="10pt" style:font-size-complex="10pt"/>
    </style:style>
    <style:style style:name="P17" style:family="paragraph" style:parent-style-name="Standard">
      <style:paragraph-properties fo:break-before="page"/>
      <style:text-properties fo:color="#000000" loext:opacity="100%" style:font-name="Calibri" fo:font-size="10pt" fo:language="es" fo:country="ES" style:text-underline-style="none" officeooo:rsid="001e2e5f" officeooo:paragraph-rsid="001e2e5f" fo:background-color="#b4c7dc" style:font-size-asian="10pt" style:font-size-complex="10pt"/>
    </style:style>
    <style:style style:name="P18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25eb0c" officeooo:paragraph-rsid="001e2e5f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1e2e5f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2aacaa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loext:opacity="100%" style:font-name="Calibri" fo:font-size="10pt" fo:language="es" fo:country="ES" style:text-underline-style="none" officeooo:rsid="0024c018" officeooo:paragraph-rsid="0024c018" fo:background-color="transparent" style:font-size-asian="10pt" style:font-size-complex="10pt"/>
    </style:style>
    <style:style style:name="P22" style:family="paragraph" style:parent-style-name="Standard">
      <style:text-properties fo:color="#000000" loext:opacity="100%" style:font-name="Calibri" fo:font-size="10pt" fo:language="es" fo:country="ES" officeooo:rsid="001ad87e" officeooo:paragraph-rsid="001e2e5f" style:font-size-asian="10pt" style:font-size-complex="10pt"/>
    </style:style>
    <style:style style:name="P23" style:family="paragraph" style:parent-style-name="Standard">
      <style:text-properties fo:color="#000000" loext:opacity="100%" style:font-name="Calibri" fo:font-size="10pt" fo:language="es" fo:country="ES" officeooo:rsid="001b9de4" officeooo:paragraph-rsid="001e2e5f" style:font-size-asian="10pt" style:font-size-complex="10pt"/>
    </style:style>
    <style:style style:name="P24" style:family="paragraph" style:parent-style-name="Standard">
      <style:text-properties fo:color="#000000" loext:opacity="100%" style:font-name="Calibri" fo:font-size="10pt" fo:language="es" fo:country="ES" officeooo:rsid="001b9de4" officeooo:paragraph-rsid="0020b36f" style:font-size-asian="10pt" style:font-size-complex="10pt"/>
    </style:style>
    <style:style style:name="P25" style:family="paragraph" style:parent-style-name="Standard">
      <style:text-properties fo:color="#000000" loext:opacity="100%" style:font-name="Calibri" fo:font-size="10pt" fo:language="es" fo:country="ES" officeooo:paragraph-rsid="001e2e5f" style:font-size-asian="10pt" style:font-size-complex="10pt"/>
    </style:style>
    <style:style style:name="P26" style:family="paragraph" style:parent-style-name="Standard">
      <style:text-properties fo:color="#000000" loext:opacity="100%" style:font-name="Calibri" fo:font-size="10pt" fo:language="es" fo:country="ES" officeooo:rsid="0024c018" officeooo:paragraph-rsid="0024c018" style:font-size-asian="10pt" style:font-size-complex="10pt"/>
    </style:style>
    <style:style style:name="P27" style:family="paragraph" style:parent-style-name="Standard">
      <style:text-properties fo:color="#000000" loext:opacity="100%" style:font-name="Calibri" fo:font-size="10pt" fo:language="es" fo:country="ES" officeooo:rsid="0027727d" officeooo:paragraph-rsid="0027727d" style:font-size-asian="10pt" style:font-size-complex="10pt"/>
    </style:style>
    <style:style style:name="P28" style:family="paragraph" style:parent-style-name="Standard">
      <style:text-properties fo:color="#000000" loext:opacity="100%" style:font-name="Calibri" fo:font-size="10pt" fo:language="es" fo:country="ES" officeooo:rsid="001b9de4" officeooo:paragraph-rsid="001e2e5f" fo:background-color="transparent"/>
    </style:style>
    <style:style style:name="P29" style:family="paragraph" style:parent-style-name="Standard">
      <style:text-properties fo:color="#000000" loext:opacity="100%" style:font-name="Calibri" fo:font-size="10pt" fo:language="es" fo:country="ES" officeooo:rsid="001b9de4" officeooo:paragraph-rsid="0020b36f" fo:background-color="transparent"/>
    </style:style>
    <style:style style:name="P30" style:family="paragraph" style:parent-style-name="Standard">
      <style:text-properties fo:color="#000000" loext:opacity="100%" style:font-name="Calibri" fo:font-size="10pt" fo:language="es" fo:country="ES" officeooo:rsid="001b9de4" officeooo:paragraph-rsid="001e2e5f" fo:background-color="#ffff00" style:font-size-asian="10pt" style:font-size-complex="10pt"/>
    </style:style>
    <style:style style:name="P31" style:family="paragraph" style:parent-style-name="Standard">
      <style:text-properties fo:color="#000000" loext:opacity="100%" style:font-name="Calibri" fo:font-size="10pt" fo:language="es" fo:country="ES" fo:font-weight="bold" officeooo:rsid="001e2e5f" officeooo:paragraph-rsid="001e2e5f" style:font-size-asian="10pt" style:font-weight-asian="bold" style:font-size-complex="10pt" style:font-weight-complex="bold"/>
    </style:style>
    <style:style style:name="P32" style:family="paragraph" style:parent-style-name="Standard">
      <style:text-properties fo:color="#000000" loext:opacity="100%" style:font-name="Calibri" fo:font-size="12pt" fo:language="es" fo:country="ES" style:text-underline-style="none" officeooo:rsid="001b9de4" officeooo:paragraph-rsid="001e2e5f" fo:background-color="#dee6ef" style:font-size-asian="10pt" style:font-size-complex="10pt"/>
    </style:style>
    <style:style style:name="P33" style:family="paragraph" style:parent-style-name="Standard">
      <style:text-properties fo:color="#000000" loext:opacity="100%" style:font-name="Calibri" fo:font-size="12pt" fo:language="es" fo:country="ES" style:text-underline-style="none" officeooo:rsid="001e2e5f" officeooo:paragraph-rsid="001e2e5f" fo:background-color="#dee6ef" style:font-size-asian="10pt" style:font-size-complex="10pt"/>
    </style:style>
    <style:style style:name="P34" style:family="paragraph" style:parent-style-name="Standard">
      <style:text-properties fo:color="#00a933" loext:opacity="100%" style:font-name="Calibri" fo:font-size="10pt" fo:language="es" fo:country="ES" style:text-underline-style="none" fo:font-weight="bold" officeooo:rsid="0025eb0c" officeooo:paragraph-rsid="001e2e5f" style:font-size-asian="10pt" style:font-weight-asian="bold" style:font-size-complex="10pt" style:font-weight-complex="bold"/>
    </style:style>
    <style:style style:name="P35" style:family="paragraph" style:parent-style-name="Standard">
      <style:text-properties fo:color="#00a933" loext:opacity="100%" style:font-name="Calibri" fo:font-size="10pt" fo:language="es" fo:country="ES" style:text-underline-style="none" fo:font-weight="bold" officeooo:rsid="0025eb0c" officeooo:paragraph-rsid="0020b36f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00a933" loext:opacity="100%" style:font-name="Calibri" fo:font-size="10pt" fo:language="es" fo:country="ES" style:text-underline-style="none" officeooo:rsid="0025eb0c" officeooo:paragraph-rsid="001e2e5f" style:font-size-asian="10pt" style:font-size-complex="10pt"/>
    </style:style>
    <style:style style:name="P37" style:family="paragraph" style:parent-style-name="Standard">
      <style:text-properties fo:text-transform="uppercase" fo:color="#ffffff" loext:opacity="100%" style:font-name="Calibri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38" style:family="paragraph" style:parent-style-name="Standard">
      <loext:graphic-properties draw:fill="solid" draw:fill-color="#669966"/>
      <style:paragraph-properties fo:line-height="150%" fo:background-color="#669966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ce776" style:font-name-asian="Arial Unicode MS" style:font-size-asian="12pt" style:font-weight-asian="bold" style:font-name-complex="Arial Unicode MS" style:font-size-complex="12pt" style:font-weight-complex="bold"/>
    </style:style>
    <style:style style:name="P39" style:family="paragraph" style:parent-style-name="Standard">
      <loext:graphic-properties draw:fill="solid" draw:fill-color="#669966"/>
      <style:paragraph-properties fo:line-height="150%" fo:break-before="page" fo:background-color="#669966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800000" loext:opacity="100%" style:font-name="Calibri" fo:font-size="10pt" fo:language="es" fo:country="ES" style:text-underline-style="none" officeooo:rsid="001e2e5f" officeooo:paragraph-rsid="0024c018" fo:background-color="transparent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fo:color="#800000" loext:opacity="100%" style:font-name="Calibri" fo:font-size="10pt" fo:language="es" fo:country="ES" style:text-underline-style="none" officeooo:rsid="001e2e5f" officeooo:paragraph-rsid="001e2e5f" fo:background-color="transparent" style:font-size-asian="10pt" style:font-size-complex="10pt"/>
    </style:style>
    <style:style style:name="P42" style:family="paragraph" style:parent-style-name="Standard">
      <style:text-properties style:use-window-font-color="true" loext:opacity="0%" style:font-name="Calibri" fo:font-size="12pt" fo:language="es" fo:country="ES" style:text-underline-style="none" officeooo:rsid="002a15a9" officeooo:paragraph-rsid="002a15a9" fo:background-color="transparent" style:font-size-asian="10pt" style:font-size-complex="10pt"/>
    </style:style>
    <style:style style:name="P43" style:family="paragraph" style:parent-style-name="Standard">
      <style:text-properties style:use-window-font-color="true" loext:opacity="0%" style:font-name="Calibri" fo:font-size="12pt" fo:language="es" fo:country="ES" style:text-underline-style="none" officeooo:rsid="002a7c96" officeooo:paragraph-rsid="002a7c96" fo:background-color="transparent" style:font-size-asian="10pt" style:font-size-complex="10pt"/>
    </style:style>
    <style:style style:name="P44" style:family="paragraph" style:parent-style-name="Standard">
      <style:text-properties fo:color="#a52a2a" loext:opacity="100%" style:font-name="Calibri" fo:font-size="10pt" fo:language="es" fo:country="ES" fo:font-style="italic" style:text-underline-style="none" officeooo:rsid="001e2e5f" officeooo:paragraph-rsid="0024c018" fo:background-color="transparent" style:font-size-asian="10pt" style:font-style-asian="italic" style:font-size-complex="10pt" style:font-style-complex="italic"/>
    </style:style>
    <style:style style:name="P45" style:family="paragraph" style:parent-style-name="Standard" style:list-style-name="L3">
      <style:text-properties fo:color="#000000" loext:opacity="100%" style:font-name="Calibri" fo:font-size="12pt" fo:language="es" fo:country="ES" style:text-underline-style="none" officeooo:rsid="002aacaa" officeooo:paragraph-rsid="002dc58c" fo:background-color="#dee6ef" style:font-size-asian="10pt" style:font-size-complex="10pt"/>
    </style:style>
    <style:style style:name="P46" style:family="paragraph" style:parent-style-name="Standard" style:list-style-name="L2">
      <style:text-properties fo:color="#000000" loext:opacity="100%" style:font-name="Calibri" fo:font-size="12pt" fo:language="es" fo:country="ES" style:text-underline-style="none" officeooo:rsid="002aacaa" officeooo:paragraph-rsid="002dc58c" fo:background-color="#dee6ef" style:font-size-asian="10pt" style:font-size-complex="10pt"/>
    </style:style>
    <style:style style:name="P47" style:family="paragraph" style:parent-style-name="Standard">
      <style:text-properties fo:color="#000000" loext:opacity="100%" style:font-name="Calibri" fo:font-size="12pt" fo:language="es" fo:country="ES" style:text-underline-style="none" fo:font-weight="normal" officeooo:rsid="002c9391" officeooo:paragraph-rsid="002dc58c" fo:background-color="#dee6ef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1e2e5f" style:font-size-asian="10pt" style:font-size-complex="10pt"/>
    </style:style>
    <style:style style:name="P49" style:family="paragraph" style:parent-style-name="Text_20_body" style:list-style-name="L1">
      <style:paragraph-properties fo:margin-left="0cm" fo:margin-right="0cm" fo:text-indent="0cm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1e2e5f" fo:background-color="#dee6e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18e9a"/>
    </style:style>
    <style:style style:name="T2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T3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2e5f" style:font-weight-asian="bold" style:font-weight-complex="bold"/>
    </style:style>
    <style:style style:name="T8" style:family="text">
      <style:text-properties fo:font-weight="bold" officeooo:rsid="0024c018" style:font-weight-asian="bold" style:font-weight-complex="bold"/>
    </style:style>
    <style:style style:name="T9" style:family="text">
      <style:text-properties fo:font-weight="bold" officeooo:rsid="0025d8e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e2e5f"/>
    </style:style>
    <style:style style:name="T12" style:family="text">
      <style:text-properties style:text-underline-style="solid" style:text-underline-width="auto" style:text-underline-color="font-color" officeooo:rsid="0024c018"/>
    </style:style>
    <style:style style:name="T13" style:family="text">
      <style:text-properties style:text-underline-style="solid" style:text-underline-width="auto" style:text-underline-color="font-color" officeooo:rsid="0025d8e0"/>
    </style:style>
    <style:style style:name="T14" style:family="text">
      <style:text-properties officeooo:rsid="001b9de4"/>
    </style:style>
    <style:style style:name="T15" style:family="text">
      <style:text-properties officeooo:rsid="001ccad3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1ccad3"/>
    </style:style>
    <style:style style:name="T18" style:family="text">
      <style:text-properties style:text-underline-style="none" fo:font-weight="bold" officeooo:rsid="001e2e5f" style:font-weight-asian="bold" style:font-weight-complex="bold"/>
    </style:style>
    <style:style style:name="T19" style:family="text">
      <style:text-properties style:text-underline-style="none" fo:font-weight="bold" officeooo:rsid="0024c018" style:font-weight-asian="bold" style:font-weight-complex="bold"/>
    </style:style>
    <style:style style:name="T20" style:family="text">
      <style:text-properties style:text-underline-style="none" fo:font-weight="bold" officeooo:rsid="0025d8e0" style:font-weight-asian="bold" style:font-weight-complex="bold"/>
    </style:style>
    <style:style style:name="T21" style:family="text">
      <style:text-properties style:text-underline-style="none" officeooo:rsid="001d72db"/>
    </style:style>
    <style:style style:name="T22" style:family="text">
      <style:text-properties style:text-underline-style="none" officeooo:rsid="001e2e5f"/>
    </style:style>
    <style:style style:name="T23" style:family="text">
      <style:text-properties style:text-underline-style="none" officeooo:rsid="001e2e5f" style:font-size-asian="10pt" style:font-size-complex="10pt"/>
    </style:style>
    <style:style style:name="T24" style:family="text">
      <style:text-properties style:text-underline-style="none" officeooo:rsid="001ccad3" style:font-size-asian="10pt" style:font-size-complex="10pt"/>
    </style:style>
    <style:style style:name="T25" style:family="text">
      <style:text-properties style:text-underline-style="none" officeooo:rsid="0024c018"/>
    </style:style>
    <style:style style:name="T26" style:family="text">
      <style:text-properties style:text-underline-style="none" fo:background-color="transparent" loext:char-shading-value="0"/>
    </style:style>
    <style:style style:name="T27" style:family="text">
      <style:text-properties style:text-underline-style="none" officeooo:rsid="0025d8e0"/>
    </style:style>
    <style:style style:name="T28" style:family="text">
      <style:text-properties style:text-underline-style="none" officeooo:rsid="0027727d"/>
    </style:style>
    <style:style style:name="T29" style:family="text">
      <style:text-properties fo:color="#c9211e" loext:opacity="100%" fo:font-weight="bold" style:font-weight-asian="bold" style:font-weight-complex="bold"/>
    </style:style>
    <style:style style:name="T30" style:family="text">
      <style:text-properties officeooo:rsid="001d72db"/>
    </style:style>
    <style:style style:name="T31" style:family="text">
      <style:text-properties officeooo:rsid="001e2e5f"/>
    </style:style>
    <style:style style:name="T32" style:family="text">
      <style:text-properties style:use-window-font-color="true" loext:opacity="0%" fo:background-color="#ffd700" loext:char-shading-value="0"/>
    </style:style>
    <style:style style:name="T33" style:family="text">
      <style:text-properties style:use-window-font-color="true" loext:opacity="0%" officeooo:rsid="002dc58c" fo:background-color="#ffd700" loext:char-shading-value="0"/>
    </style:style>
    <style:style style:name="T34" style:family="text">
      <style:text-properties style:text-underline-style="dotted" style:text-underline-width="bold" style:text-underline-color="font-color" officeooo:rsid="001e2e5f"/>
    </style:style>
    <style:style style:name="T35" style:family="text">
      <style:text-properties style:text-underline-style="dotted" style:text-underline-width="bold" style:text-underline-color="font-color" officeooo:rsid="0024c018"/>
    </style:style>
    <style:style style:name="T36" style:family="text">
      <style:text-properties officeooo:rsid="0024c018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24c018" style:font-style-asian="italic" style:font-style-complex="italic"/>
    </style:style>
    <style:style style:name="T39" style:family="text">
      <style:text-properties fo:font-style="italic" officeooo:rsid="0025d8e0" style:font-style-asian="italic" style:font-style-complex="italic"/>
    </style:style>
    <style:style style:name="T40" style:family="text">
      <style:text-properties style:text-line-through-style="none" style:text-line-through-type="none" officeooo:rsid="0024c018"/>
    </style:style>
    <style:style style:name="T41" style:family="text">
      <style:text-properties officeooo:rsid="0025d8e0"/>
    </style:style>
    <style:style style:name="T42" style:family="text">
      <style:text-properties officeooo:rsid="002dc58c"/>
    </style:style>
    <style:style style:name="T43" style:family="text">
      <style:text-properties officeooo:rsid="002c93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" text:name="Tema"/>
      </text:user-field-decls>
      <text:p text:style-name="P38"><text:span text:style-name="T32">[</text:span><text:span text:style-name="T33">5</text:span><text:span text:style-name="T32"> puntos]</text:span> EJERCICIO 1: MODELADO LÓGICO RELACIONAL</text:p>
      <text:list xml:id="list3462658580" text:style-name="L1">
        <text:list-header>
          <text:p text:style-name="P49">Realiza el paso a tablas <text:span text:style-name="T31">en</text:span> tercera forma normal (3FN). </text:p>
        </text:list-header>
      </text:list>
      <text:p text:style-name="P41"><text:span text:style-name="T37">Te mostramos un ejemplo de </text:span><text:span text:style-name="T38">notación de </text:span><text:span text:style-name="T37">modelado lógico </text:span><text:span text:style-name="T38">que deberás cambiar por </text:span><text:span text:style-name="T39">la</text:span><text:span text:style-name="T38"> de tu diagrama E-R</text:span><text:span text:style-name="T37">:</text:span></text:p>
      <text:p text:style-name="P14"/>
      <text:p text:style-name="P16">A) SOLUCIÓN RESUMIDA</text:p>
      <text:p text:style-name="P31"/>
      <text:p text:style-name="P22"><text:span text:style-name="T7">T</text:span><text:span text:style-name="T8">ABLA1</text:span>(<text:span text:style-name="T11">ID</text:span><text:span text:style-name="T12">T1</text:span><text:span text:style-name="T14">, </text:span><text:span text:style-name="T31">nombre</text:span>)</text:p>
      <text:p text:style-name="P23">CP: {<text:span text:style-name="T31">ID</text:span><text:span text:style-name="T36">T1</text:span>}</text:p>
      <text:p text:style-name="P15"/>
      <text:p text:style-name="P23"><text:span text:style-name="T8">TABLA2</text:span>(<text:span text:style-name="T10">ID</text:span><text:span text:style-name="T12">T2</text:span><text:span text:style-name="T16">, </text:span><text:span text:style-name="T22">nombre, </text:span><text:span text:style-name="T34">ID</text:span><text:span text:style-name="T35">T1</text:span><text:span text:style-name="T16">)</text:span></text:p>
      <text:p text:style-name="P8">CP: {ID<text:span text:style-name="T36">T2</text:span>}</text:p>
      <text:p text:style-name="P23"><text:span text:style-name="T16">CAj: {</text:span><text:span text:style-name="T22">ID</text:span><text:span text:style-name="T25">T1</text:span><text:span text:style-name="T16"> → </text:span><text:span text:style-name="T18">T</text:span><text:span text:style-name="T19">ABLA1</text:span><text:span text:style-name="T16">(</text:span><text:span text:style-name="T22">ID</text:span><text:span text:style-name="T25">T1</text:span><text:span text:style-name="T16">))}</text:span></text:p>
      <text:p text:style-name="P23"><text:span text:style-name="T21">VNN</text:span><text:span text:style-name="T16">: {</text:span><text:span text:style-name="T22">IDtienda</text:span><text:span text:style-name="T16">}</text:span></text:p>
      <text:p text:style-name="P15"/>
      <text:p text:style-name="P23"><text:span text:style-name="T6">Restricciones</text:span>:</text:p>
      <text:p text:style-name="P28"><text:span text:style-name="T23">(</text:span><text:span text:style-name="T24">1</text:span><text:span text:style-name="T23">) ATT derivado → </text:span></text:p>
      <text:p text:style-name="P23"><text:span text:style-name="T17">(2) </text:span><text:span text:style-name="T22">Pérdida semántica →</text:span></text:p>
      <text:p text:style-name="P26"><text:span text:style-name="T17">(</text:span><text:span text:style-name="T16">3) E</text:span><text:span text:style-name="T26">tc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B) SOLUCIÓN DETALLADA</text:p>
      <text:p text:style-name="P15"/>
      <text:p text:style-name="P40"><text:span text:style-name="T38">Aquí podemos detallar el paso a 3FN. E</text:span><text:span text:style-name="T37">jemplo de </text:span><text:span text:style-name="T38">notación de </text:span><text:span text:style-name="T37">modelado lógico </text:span><text:span text:style-name="T38">que deberás cambiar por </text:span><text:span text:style-name="T39">la</text:span><text:span text:style-name="T38"> de tu diagrama E-R</text:span><text:span text:style-name="T37">:</text:span></text:p>
      <text:p text:style-name="P44"/>
      <text:p text:style-name="P15">// Entidad <text:span text:style-name="T36">ENT1</text:span></text:p>
      <text:p text:style-name="P22"><text:span text:style-name="T7">T</text:span><text:span text:style-name="T8">ABLA1</text:span>(<text:span text:style-name="T11">ID</text:span><text:span text:style-name="T12">T1</text:span><text:span text:style-name="T14">, </text:span><text:span text:style-name="T31">nombre, </text:span><text:span text:style-name="T40">atributo2, atributo3, etc.</text:span>)</text:p>
      <text:p text:style-name="P7">// <text:span text:style-name="T15">Atención: </text:span></text:p>
      <text:p text:style-name="P23">CP: {<text:span text:style-name="T31">ID</text:span><text:span text:style-name="T36">T1</text:span>}</text:p>
      <text:p text:style-name="P23"/>
      <text:p text:style-name="P23"><text:span text:style-name="T29">Restricciones</text:span>:</text:p>
      <text:p text:style-name="P28"><text:span text:style-name="T23">(</text:span><text:span text:style-name="T24">1</text:span><text:span text:style-name="T23">) </text:span></text:p>
      <text:p text:style-name="P21"/>
      <text:p text:style-name="P25"/>
      <text:p text:style-name="P34"><text:span text:style-name="T31">T</text:span>abla en 3FN.</text:p>
      <text:p text:style-name="P25"/>
      <text:p text:style-name="P25">**********************************************************</text:p>
      <text:p text:style-name="P30">// Relación <text:span text:style-name="T36">Entidad </text:span><text:span text:style-name="T41">ENT1</text:span><text:span text:style-name="T30">+ Entidad </text:span><text:span text:style-name="T41">ENT</text:span><text:span text:style-name="T36">2</text:span></text:p>
      <text:p text:style-name="P23">// Cardinalidad 1:N entre <text:span text:style-name="T41">ENT1</text:span> y <text:span text:style-name="T41">ENT2</text:span></text:p>
      <text:p text:style-name="P7">// <text:span text:style-name="T15">Atención: </text:span></text:p>
      <text:p text:style-name="P23"><text:span text:style-name="T9">TABLA2</text:span>(<text:span text:style-name="T10">ID</text:span><text:span text:style-name="T13">T2</text:span><text:span text:style-name="T16">, </text:span><text:span text:style-name="T22">nombre, ID</text:span><text:span text:style-name="T27">T1</text:span><text:span text:style-name="T16">)</text:span></text:p>
      <text:p text:style-name="P8">CP: {I<text:span text:style-name="T41">DT2</text:span>}</text:p>
      <text:p text:style-name="P23"><text:span text:style-name="T16">CAj: {</text:span><text:span text:style-name="T22">ID</text:span><text:span text:style-name="T27">T1</text:span><text:span text:style-name="T16"> → </text:span><text:span text:style-name="T18">T</text:span><text:span text:style-name="T20">ABLA1</text:span><text:span text:style-name="T16">(</text:span><text:span text:style-name="T22">ID</text:span><text:span text:style-name="T27">T1</text:span><text:span text:style-name="T16">))}</text:span></text:p>
      <text:p text:style-name="P23"><text:span text:style-name="T21">VNN</text:span><text:span text:style-name="T16">: {</text:span><text:span text:style-name="T22">IDtienda</text:span><text:span text:style-name="T16">}</text:span></text:p>
      <text:p text:style-name="P8"/>
      <text:p text:style-name="P8"><text:span text:style-name="T29">Restricciones</text:span>:</text:p>
      <text:p text:style-name="P12">(2) </text:p>
      <text:p text:style-name="P34"/>
      <text:p text:style-name="P36"><text:span text:style-name="T7">T</text:span><text:span text:style-name="T6">abla en 3FN.</text:span></text:p>
      <text:p text:style-name="P18">**********************************************************</text:p>
      <text:p text:style-name="P18"/>
      <text:p text:style-name="P18"/>
      <text:p text:style-name="P37"/>
      <text:p text:style-name="P39"><text:span text:style-name="T32">[2 puntos]</text:span> EJERCICIO 2: MODELADO FÍSICO DDL (CREACIÓN DE METADATOS)</text:p>
      <text:list xml:id="list115045724255470" text:continue-numbering="true" text:style-name="L1">
        <text:list-header>
          <text:p text:style-name="P49">Indica las sentencias necesarias para incorporar las tablas del ejercicio anterior en MySQL.</text:p>
        </text:list-header>
      </text:list>
      <text:p text:style-name="P23"><text:span text:style-name="T16">CREATE TABLE </text:span><text:span text:style-name="T22">T</text:span><text:span text:style-name="T28">ABLA1</text:span><text:span text:style-name="T16">(</text:span></text:p>
      <text:p text:style-name="P8">…</text:p>
      <text:p text:style-name="P8">…</text:p>
      <text:p text:style-name="P8">);</text:p>
      <text:p text:style-name="P8"/>
      <text:p text:style-name="P23"><text:span text:style-name="T16">CREATE TABLE </text:span><text:span text:style-name="T28">TABLA2</text:span><text:span text:style-name="T16">(</text:span></text:p>
      <text:p text:style-name="P8">…</text:p>
      <text:p text:style-name="P8">…</text:p>
      <text:p text:style-name="P8">);</text:p>
      <text:p text:style-name="P19"/>
      <text:p text:style-name="P19"/>
      <text:p text:style-name="P24"><text:span text:style-name="T29">Restricciones</text:span>:</text:p>
      <text:p text:style-name="P29"><text:span text:style-name="T23">(</text:span><text:span text:style-name="T24">1</text:span><text:span text:style-name="T23">) </text:span></text:p>
      <text:p text:style-name="P13">(2)</text:p>
      <text:p text:style-name="P27"><text:span text:style-name="T17">(</text:span><text:span text:style-name="T16">3) etc.</text:span></text:p>
      <text:p text:style-name="P3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9"><text:span text:style-name="T32">[</text:span><text:span text:style-name="T33">1</text:span><text:span text:style-name="T32"> punto]</text:span> EJERCICIO 3: MODELADO FÍSICO DDL (MODIFICACIÓN DE METADATOS)</text:p>
      <text:p text:style-name="P32">Indica las sentencias necesarias para realizar estas modificaciones en MySQL:</text:p>
      <text:p text:style-name="P42"/>
      <text:list xml:id="list2326311108" text:style-name="L2">
        <text:list-item>
          <text:p text:style-name="P46">Operación 1 <text:span text:style-name="T43">(copiar enunciado)</text:span></text:p>
        </text:list-item>
      </text:list>
      <text:p text:style-name="P8"/>
      <text:p text:style-name="P10">// Explicación de la solución</text:p>
      <text:p text:style-name="P10">SENTENCIA 1;</text:p>
      <text:p text:style-name="P10">SENTENCIA 2;</text:p>
      <text:p text:style-name="P8">…</text:p>
      <text:p text:style-name="P10">SENTENCIA N;</text:p>
      <text:p text:style-name="P8"/>
      <text:p text:style-name="P8"/>
      <text:list xml:id="list115047282755863" text:continue-numbering="true" text:style-name="L2">
        <text:list-item>
          <text:p text:style-name="P46">Operación <text:span text:style-name="T42">2</text:span> <text:span text:style-name="T43">(copiar enunciado)</text:span></text:p>
        </text:list-item>
      </text:list>
      <text:p text:style-name="P10"/>
      <text:p text:style-name="P10">// Explicación de la solución</text:p>
      <text:p text:style-name="P10">SENTENCIA 1;</text:p>
      <text:p text:style-name="P10">SENTENCIA 2;</text:p>
      <text:p text:style-name="P8">…</text:p>
      <text:p text:style-name="P10">SENTENCIA N</text:p>
      <text:p text:style-name="P8"/>
      <text:p text:style-name="P8"/>
      <text:p text:style-name="P8"/>
      <text:p text:style-name="P47">[…] etc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9"><text:span text:style-name="T32">[2 puntos]</text:span> EJERCICIO 4: MODELADO FÍSICO DML (MANIPULACIÓN DE DATOS)</text:p>
      <text:p text:style-name="P33">Indica las sentencias necesarias para realizar estas modificaciones en MySQL:</text:p>
      <text:p text:style-name="P43"/>
      <text:list xml:id="list3062167155" text:style-name="L3">
        <text:list-item>
          <text:p text:style-name="P45">Operación 1 <text:span text:style-name="T43">(copiar enunciado)</text:span></text:p>
        </text:list-item>
      </text:list>
      <text:p text:style-name="P8"/>
      <text:p text:style-name="P10">// Explicación de la solución</text:p>
      <text:p text:style-name="P10">SENTENCIA 1;</text:p>
      <text:p text:style-name="P10">SENTENCIA 2;</text:p>
      <text:p text:style-name="P19">…</text:p>
      <text:p text:style-name="P19"/>
      <text:list xml:id="list115046459251945" text:continue-numbering="true" text:style-name="L3">
        <text:list-item>
          <text:p text:style-name="P45">Operación <text:span text:style-name="T42">2</text:span> <text:span text:style-name="T43">(copiar enunciado)</text:span></text:p>
        </text:list-item>
      </text:list>
      <text:p text:style-name="P9"/>
      <text:p text:style-name="P11">// Explicación de la solución</text:p>
      <text:p text:style-name="P11">SENTENCIA 1;</text:p>
      <text:p text:style-name="P11">SENTENCIA 2;</text:p>
      <text:p text:style-name="P20">…</text:p>
      <text:p text:style-name="P19"/>
      <text:p text:style-name="P19"/>
      <text:p text:style-name="P19"/>
      <text:p text:style-name="P47">[…] etc.</text:p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</office:style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7cm" style:rel-column-width="33535*"/>
    </style:style>
    <style:style style:name="Tabla2.B" style:family="table-column">
      <style:table-column-properties style:column-width="4.994cm" style:rel-column-width="19249*"/>
    </style:style>
    <style:style style:name="Tabla2.C" style:family="table-column">
      <style:table-column-properties style:column-width="3.307cm" style:rel-column-width="12751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101cm" fo:border="none" style:writing-mode="page"/>
    </style:style>
    <style:style style:name="MP1" style:family="paragraph" style:parent-style-name="Table_20_Contents">
      <style:text-properties fo:color="#336633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MP2" style:family="paragraph" style:parent-style-name="Table_20_Contents">
      <style:text-properties style:font-name="Calibri" fo:language="es" fo:country="ES" officeooo:paragraph-rsid="001ce776"/>
    </style:style>
    <style:style style:name="MP3" style:family="paragraph" style:parent-style-name="Table_20_Contents">
      <style:text-properties style:font-name="Calibri" fo:language="es" fo:country="ES" officeooo:rsid="001ce776" officeooo:paragraph-rsid="001ce776"/>
    </style:style>
    <style:style style:name="MP4" style:family="paragraph" style:parent-style-name="Table_20_Contents">
      <style:text-properties style:font-name="Calibri" fo:language="es" fo:country="ES" officeooo:rsid="00218e9a" officeooo:paragraph-rsid="001ce776"/>
    </style:style>
    <style:style style:name="MP5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6" style:family="paragraph" style:parent-style-name="Footer">
      <style:paragraph-properties fo:text-align="start" style:justify-single-word="false"/>
      <style:text-properties fo:color="#336633" loext:opacity="100%" style:font-name="Calibri" fo:font-size="10pt" fo:language="es" fo:country="ES" officeooo:paragraph-rsid="001e2e5f" style:font-size-asian="10pt" style:font-size-complex="10pt"/>
    </style:style>
    <style:style style:name="MT1" style:family="text">
      <style:text-properties officeooo:rsid="00218e9a"/>
    </style:style>
    <style:style style:name="MT2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MT3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MT4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MT5" style:family="text">
      <style:text-properties fo:font-size="11pt" fo:font-weight="bold" style:font-size-asian="11pt" style:font-weight-asian="bold" style:font-size-complex="11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APELLIDOS, NOMBRE / COGNOMS, NOM</text:p>
            </table:table-cell>
            <table:table-cell table:style-name="Tabla2.A1" office:value-type="string">
              <text:p text:style-name="MP1">DNI / NIE</text:p>
            </table:table-cell>
            <table:table-cell table:style-name="Tabla2.A1" table:number-rows-spanned="2" office:value-type="string">
              <text:p text:style-name="MP2"><draw:frame draw:style-name="Mfr1" draw:name="Imagen2" text:anchor-type="char" svg:width="1.217cm" svg:height="2.17cm" draw:z-index="4"><draw:image xlink:href="Pictures/100000000000002E000000522E22201BAF3A5C3B.jpg" xlink:type="simple" xlink:show="embed" xlink:actuate="onLoad" draw:mime-type="image/jpeg"/></draw:frame></text:p>
            </table:table-cell>
          </table:table-row>
          <table:table-row table:style-name="Tabla2.1">
            <table:table-cell table:style-name="Tabla2.A1" office:value-type="string">
              <text:p text:style-name="MP3"><text:span text:style-name="MT1">Apellido1 Apellido2</text:span>, <text:span text:style-name="MT1">Nombre</text:span></text:p>
            </table:table-cell>
            <table:table-cell table:style-name="Tabla2.A1" office:value-type="string">
              <text:p text:style-name="MP4">xxxxxxxxL</text:p>
            </table:table-cell>
            <table:covered-table-cell table:style-name="Tabla2.A1"/>
          </table:table-row>
        </table:table>
        <text:p text:style-name="MP5">Gracias por empezar cada ejercicio en una nueva cara</text:p>
      </style:header>
      <style:footer>
        <text:user-field-decls>
          <text:user-field-decl office:value-type="string" office:string-value="BASES DE DATOS" text:name="Modulo"/>
          <text:user-field-decl office:value-type="string" office:string-value="ACTIVIDAD EVALUABLE" text:name="Tema"/>
        </text:user-field-decls>
        <text:p text:style-name="MP6"><text:span text:style-name="MT2">DAW/</text:span><text:span text:style-name="MT3">dam</text:span><text:span text:style-name="MT4"> - </text:span><text:span text:style-name="MT5"><text:user-field-get text:name="Modulo">BASES DE DATOS</text:user-field-get></text:span><text:span text:style-name="MT5"><text:s text:c="36"/></text:span><text:span text:style-name="MT5"><text:user-field-get text:name="Tema">ACTIVIDAD EVALUABLE</text:user-field-get></text:span><text:span text:style-name="MT5"><text:s/><text:tab/></text:span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7:32:38.798000000</meta:creation-date>
    <dc:date>2022-12-08T11:49:58.519000000</dc:date>
    <meta:editing-duration>PT1H21M26S</meta:editing-duration>
    <meta:editing-cycles>20</meta:editing-cycles>
    <meta:generator>LibreOffice/7.3.7.2$Windows_X86_64 LibreOffice_project/e114eadc50a9ff8d8c8a0567d6da8f454beeb84f</meta:generator>
    <meta:document-statistic meta:table-count="1" meta:image-count="1" meta:object-count="0" meta:page-count="5" meta:paragraph-count="83" meta:word-count="318" meta:character-count="2093" meta:non-whitespace-character-count="1819"/>
  </office:meta>
</office:document-meta>
</file>